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002cm" style:rel-column-width="19283*"/>
    </style:style>
    <style:style style:name="Tabla1.B" style:family="table-column">
      <style:table-column-properties style:column-width="11.998cm" style:rel-column-width="46252*"/>
    </style:style>
    <style:style style:name="Tabla1.A1" style:family="table-cell">
      <style:table-cell-properties fo:padding="0cm" fo:border="none" style:writing-mode="page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1fd634" officeooo:paragraph-rsid="001fd634" style:font-weight-asian="bold" style:font-weight-complex="bold"/>
    </style:style>
    <style:style style:name="P2" style:family="paragraph" style:parent-style-name="Table_20_Contents">
      <style:text-properties officeooo:rsid="002064e7" officeooo:paragraph-rsid="002064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Label</text:p>
          </table:table-cell>
          <table:table-cell table:style-name="Tabla1.A1" office:value-type="string">
            <text:p text:style-name="P1">Scope Note</text:p>
          </table:table-cell>
        </table:table-row>
        <table:table-row>
          <table:table-cell table:style-name="Tabla1.A1" office:value-type="string">
            <text:p text:style-name="P2">Evento</text:p>
          </table:table-cell>
          <table:table-cell table:style-name="Tabla1.A1" office:value-type="string">
            <text:p text:style-name="P2">Se entiende por evento cualquier actividad que se desarrolle en la tienda fisica excluyendo ventas y talleres</text:p>
          </table:table-cell>
        </table:table-row>
        <table:table-row>
          <table:table-cell table:style-name="Tabla1.A1" office:value-type="string">
            <text:p text:style-name="P2">Curso</text:p>
          </table:table-cell>
          <table:table-cell table:style-name="Tabla1.A1" office:value-type="string">
            <text:p text:style-name="P2">Se entiende por curso cualquier actividad docente que sea organizada por Kerarqueo</text:p>
          </table:table-cell>
        </table:table-row>
        <table:table-row>
          <table:table-cell table:style-name="Tabla1.A1" office:value-type="string">
            <text:p text:style-name="P2">Articulo</text:p>
          </table:table-cell>
          <table:table-cell table:style-name="Tabla1.A1" office:value-type="string">
            <text:p text:style-name="P2">Se entiende por articulo cualquier producto fisico que este puesto a la venta en el sitio web o la tienda fisic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8:07:33.086269237</meta:creation-date>
    <dc:date>2025-04-01T17:57:24.671158356</dc:date>
    <meta:editing-duration>PT3H4M42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1" meta:paragraph-count="8" meta:word-count="56" meta:character-count="337" meta:non-whitespace-character-count="289"/>
  </office:meta>
</office:document-meta>
</file>